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FM10" svg:font-family="EUFM10"/>
    <style:font-face style:name="EURM10" svg:font-family="EURM10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paragraph-rsid="0058aa2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0.5pt" style:font-size-asian="10.5pt" style:font-size-complex="10.5pt"/>
    </style:style>
    <style:style style:name="P11" style:family="paragraph" style:parent-style-name="Standard">
      <style:text-properties style:font-name="Liberation Serif" fo:font-size="10.5pt" officeooo:paragraph-rsid="005dae13" style:font-size-asian="10.5pt" style:font-size-complex="10.5pt"/>
    </style:style>
    <style:style style:name="P12" style:family="paragraph" style:parent-style-name="Standard">
      <style:text-properties style:font-name="Liberation Serif" fo:font-size="10.5pt" officeooo:paragraph-rsid="005f32d8" style:font-size-asian="10.5pt" style:font-size-complex="10.5pt"/>
    </style:style>
    <style:style style:name="P13" style:family="paragraph" style:parent-style-name="Standard">
      <style:text-properties style:font-name="Liberation Serif" fo:font-size="10.5pt" officeooo:paragraph-rsid="0060ba8f" style:font-size-asian="10.5pt" style:font-size-complex="10.5pt"/>
    </style:style>
    <style:style style:name="P14" style:family="paragraph" style:parent-style-name="Standard">
      <style:text-properties style:text-position="0% 100%" fo:font-size="10.5pt" officeooo:rsid="00550c2c" officeooo:paragraph-rsid="004fd054" style:font-size-asian="9.14999961853027pt" style:font-size-complex="10.5pt"/>
    </style:style>
    <style:style style:name="P15" style:family="paragraph" style:parent-style-name="Standard">
      <style:text-properties style:text-position="0% 100%" fo:font-size="10.5pt" officeooo:rsid="00550c2c" officeooo:paragraph-rsid="0058aa2d" style:font-size-asian="9.14999961853027pt" style:font-size-complex="10.5pt"/>
    </style:style>
    <style:style style:name="P16" style:family="paragraph" style:parent-style-name="Standard">
      <style:text-properties style:text-position="0% 100%" fo:font-size="10.5pt" officeooo:rsid="006195f7" officeooo:paragraph-rsid="006195f7" style:font-size-asian="9.14999961853027pt" style:font-size-complex="10.5pt"/>
    </style:style>
    <style:style style:name="P17" style:family="paragraph" style:parent-style-name="Standard">
      <style:text-properties style:text-position="0% 100%" fo:font-size="10.5pt" officeooo:rsid="0061c46f" officeooo:paragraph-rsid="0061c46f" style:font-size-asian="9.14999961853027pt" style:font-size-complex="10.5pt"/>
    </style:style>
    <style:style style:name="P18" style:family="paragraph" style:parent-style-name="Standard">
      <style:text-properties style:text-position="0% 100%" fo:font-size="10.5pt" officeooo:rsid="006387aa" officeooo:paragraph-rsid="006387aa" style:font-size-asian="9.14999961853027pt" style:font-size-complex="10.5pt"/>
    </style:style>
    <style:style style:name="P19" style:family="paragraph" style:parent-style-name="Standard">
      <style:text-properties fo:font-size="10.5pt" officeooo:paragraph-rsid="005bab52" style:font-size-asian="10.5pt" style:font-size-complex="10.5pt"/>
    </style:style>
    <style:style style:name="P20" style:family="paragraph" style:parent-style-name="Standard">
      <style:text-properties fo:font-size="10.5pt" officeooo:paragraph-rsid="005c89f6" style:font-size-asian="10.5pt" style:font-size-complex="10.5pt"/>
    </style:style>
    <style:style style:name="P21" style:family="paragraph" style:parent-style-name="Standard">
      <style:text-properties fo:font-size="10.5pt" officeooo:rsid="005c89f6" officeooo:paragraph-rsid="005c89f6" style:font-size-asian="10.5pt" style:font-size-complex="10.5pt"/>
    </style:style>
    <style:style style:name="P22" style:family="paragraph" style:parent-style-name="Standard">
      <style:text-properties style:text-position="sub 58%" style:font-name="Liberation Serif" fo:font-size="10.5pt" officeooo:rsid="005dae13" officeooo:paragraph-rsid="005dae13" style:font-size-asian="10.5pt" style:font-size-complex="10.5pt"/>
    </style:style>
    <style:style style:name="P23" style:family="paragraph" style:parent-style-name="Standard">
      <style:text-properties fo:font-size="10.5pt" style:font-size-asian="10.5pt" style:font-size-complex="10.5pt"/>
    </style:style>
    <style:style style:name="P24" style:family="paragraph" style:parent-style-name="Standard">
      <style:text-properties style:font-name="Liberation Serif" fo:font-size="10.5pt" officeooo:paragraph-rsid="0063c801" style:font-size-asian="10.5pt" style:font-size-complex="10.5pt"/>
    </style:style>
    <style:style style:name="P25" style:family="paragraph" style:parent-style-name="Body">
      <style:text-properties fo:font-size="12pt" style:text-underline-style="solid" style:text-underline-width="auto" style:text-underline-color="font-color" fo:font-weight="bold" officeooo:paragraph-rsid="0063c801" style:font-size-asian="12pt" style:font-weight-asian="bold" style:font-size-complex="12pt" style:font-weight-complex="bold"/>
    </style:style>
    <style:style style:name="P26" style:family="paragraph" style:parent-style-name="Body">
      <style:text-properties style:font-name="Liberation Serif" fo:font-size="10.5pt" officeooo:paragraph-rsid="0063c801" style:font-size-asian="10.5pt" style:font-size-complex="10.5pt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5bab52"/>
    </style:style>
    <style:style style:name="T6" style:family="text">
      <style:text-properties style:text-position="sub 58%" officeooo:rsid="005c89f6"/>
    </style:style>
    <style:style style:name="T7" style:family="text">
      <style:text-properties style:text-position="sub 58%" officeooo:rsid="005dae13"/>
    </style:style>
    <style:style style:name="T8" style:family="text">
      <style:text-properties style:text-position="sub 58%" officeooo:rsid="005e5e8e"/>
    </style:style>
    <style:style style:name="T9" style:family="text">
      <style:text-properties style:text-position="sub 58%" officeooo:rsid="005f32d8"/>
    </style:style>
    <style:style style:name="T10" style:family="text">
      <style:text-properties style:text-position="sub 58%" officeooo:rsid="0060ba8f"/>
    </style:style>
    <style:style style:name="T11" style:family="text">
      <style:text-properties style:text-position="sub 58%" style:font-name="Arial Unicode MS" fo:font-size="11pt" fo:font-style="normal" fo:font-weight="normal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12" style:family="text">
      <style:text-properties style:text-position="sub 58%" style:font-name="Helvetica" fo:font-size="11pt" fo:language="de" fo:country="DE" style:font-size-asian="11pt" style:font-size-complex="11pt"/>
    </style:style>
    <style:style style:name="T13" style:family="text">
      <style:text-properties style:text-position="sub 58%" style:font-name="Helvetica" fo:font-size="11pt" style:font-size-asian="11pt" style:font-size-complex="11pt"/>
    </style:style>
    <style:style style:name="T14" style:family="text">
      <style:text-properties style:text-position="sub 58%" style:font-name="Helvetica" fo:font-size="7pt" style:font-size-asian="7pt" style:font-size-complex="7pt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5bab52"/>
    </style:style>
    <style:style style:name="T17" style:family="text">
      <style:text-properties style:text-position="0% 100%" officeooo:rsid="005c89f6"/>
    </style:style>
    <style:style style:name="T18" style:family="text">
      <style:text-properties style:text-position="0% 100%" officeooo:rsid="005dae13"/>
    </style:style>
    <style:style style:name="T19" style:family="text">
      <style:text-properties style:text-position="0% 100%" officeooo:rsid="005e5e8e"/>
    </style:style>
    <style:style style:name="T20" style:family="text">
      <style:text-properties style:text-position="0% 100%" officeooo:rsid="005f32d8"/>
    </style:style>
    <style:style style:name="T21" style:family="text">
      <style:text-properties style:text-position="0% 100%" officeooo:rsid="0060ba8f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5c89f6"/>
    </style:style>
    <style:style style:name="T24" style:family="text">
      <style:text-properties officeooo:rsid="00577ddb"/>
    </style:style>
    <style:style style:name="T25" style:family="text">
      <style:text-properties officeooo:rsid="0058aa2d"/>
    </style:style>
    <style:style style:name="T26" style:family="text">
      <style:text-properties officeooo:rsid="005c89f6"/>
    </style:style>
    <style:style style:name="T27" style:family="text">
      <style:text-properties officeooo:rsid="005dae13"/>
    </style:style>
    <style:style style:name="T28" style:family="text">
      <style:text-properties officeooo:rsid="0062554b"/>
    </style:style>
    <style:style style:name="T29" style:family="text">
      <style:text-properties style:font-name="Arial Unicode MS" fo:font-size="11pt" fo:font-style="normal" fo:font-weight="normal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30" style:family="text">
      <style:text-properties style:font-name="Helvetica" fo:font-size="11pt" fo:language="de" fo:country="DE" style:font-size-asian="11pt" style:font-size-complex="11pt"/>
    </style:style>
    <style:style style:name="T31" style:family="text">
      <style:text-properties style:font-name="Helvetica" fo:font-size="11pt" style:font-size-asian="11pt" style:font-size-complex="11pt"/>
    </style:style>
    <style:style style:name="T32" style:family="text">
      <style:text-properties style:font-name="Helvetica" fo:font-size="11pt" officeooo:rsid="0063c801" style:font-size-asian="11pt" style:font-size-complex="11pt"/>
    </style:style>
    <style:style style:name="T33" style:family="text">
      <style:text-properties style:font-name="Helvetica" fo:font-size="7pt" style:font-size-asian="7pt" style:font-size-complex="7pt"/>
    </style:style>
    <style:style style:name="T34" style:family="text">
      <style:text-properties officeooo:rsid="0063c801"/>
    </style:style>
    <style:style style:name="T35" style:family="text">
      <style:text-properties fo:font-size="11pt" fo:language="de" fo:country="DE" style:font-size-asian="11pt" style:font-size-complex="11pt"/>
    </style:style>
    <style:style style:name="T36" style:family="text">
      <style:text-properties fo:font-size="11pt" fo:font-style="normal" fo:font-weight="normal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11pt" officeooo:rsid="0063c801" style:font-size-asian="11pt" style:font-size-complex="11pt"/>
    </style:style>
    <style:style style:name="T39" style:family="text">
      <style:text-properties fo:language="de" fo:country="DE"/>
    </style:style>
    <style:style style:name="T40" style:family="text">
      <style:text-properties fo:font-style="normal" fo:font-weight="normal" style:font-name-asian="Arial Unicode MS1" style:font-style-asian="normal" style:font-weight-asian="normal" style:font-name-complex="Arial Unicode MS1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24">7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9">Aufgabe 1:</text:p>
      <text:p text:style-name="P9"/>
      <text:p text:style-name="P19">a) 0x45 + 13444<text:span text:style-name="T4">8</text:span> − 10001110<text:span text:style-name="T4">2</text:span> + 11110<text:span text:style-name="T4">10</text:span><text:span text:style-name="T15"> </text:span><text:span text:style-name="T16">= 105</text:span><text:span text:style-name="T5">8</text:span><text:span text:style-name="T16"> + 13444</text:span><text:span text:style-name="T5">8</text:span><text:span text:style-name="T16"> − 10001110</text:span><text:span text:style-name="T5">2</text:span><text:span text:style-name="T16"> + 11110</text:span><text:span text:style-name="T5">10 </text:span><text:span text:style-name="T16"><text:s/>= 13551</text:span><text:span text:style-name="T5">8</text:span><text:span text:style-name="T16"> − 10001110</text:span><text:span text:style-name="T5">2</text:span><text:span text:style-name="T16"> + 11110</text:span><text:span text:style-name="T5">10 </text:span><text:span text:style-name="T16">= 1011101101001</text:span><text:span text:style-name="T5">2</text:span><text:span text:style-name="T16"> − 10001110</text:span><text:span text:style-name="T5">2</text:span><text:span text:style-name="T16"> + 11110</text:span><text:span text:style-name="T5">10</text:span><text:span text:style-name="T16"> = 1011011011011</text:span><text:span text:style-name="T5">2</text:span><text:span text:style-name="T16"> + 11110</text:span><text:span text:style-name="T5">10</text:span><text:span text:style-name="T16"> = 5851</text:span><text:span text:style-name="T5">10</text:span><text:span text:style-name="T16"> + 11110</text:span><text:span text:style-name="T5">10 </text:span><text:span text:style-name="T16">= 16961</text:span><text:span text:style-name="T5">10</text:span><text:line-break/></text:p>
      <text:p text:style-name="P20">b) 11010100000<text:span text:style-name="T4">2</text:span> ∗ 2<text:span text:style-name="T22">−3</text:span> + 332545<text:span text:style-name="T4">8</text:span> ∗ 8<text:span text:style-name="T4">10 </text:span><text:span text:style-name="T15">– </text:span>0xFEEF <text:span text:style-name="T26">= 11010100000</text:span><text:span text:style-name="T6">2</text:span><text:span text:style-name="T26"> ∗ 2</text:span><text:span text:style-name="T23">−3</text:span><text:span text:style-name="T26"> + 3325450</text:span><text:span text:style-name="T6">8 </text:span><text:span text:style-name="T17">– </text:span><text:span text:style-name="T26">0xFEEF = 11010100000</text:span><text:span text:style-name="T6">2</text:span><text:span text:style-name="T26"> ∗ 2</text:span><text:span text:style-name="T23">−3</text:span><text:span text:style-name="T26"> + 0xDAB28</text:span><text:span text:style-name="T6"> </text:span><text:span text:style-name="T17">– </text:span><text:span text:style-name="T26">0xFEEF = 0xD8 + 0xDAB28</text:span><text:span text:style-name="T6"> </text:span><text:span text:style-name="T17">– </text:span><text:span text:style-name="T26">0xFEEF = 0xCAD11 = 830737</text:span><text:span text:style-name="T6">10</text:span></text:p>
      <text:p text:style-name="P21"/>
      <text:p text:style-name="P23">c) ICH<text:span text:style-name="T4">23</text:span> + DU<text:span text:style-name="T4">32</text:span></text:p>
      <text:p text:style-name="P24"><text:span text:style-name="T39"><text:s text:c="4"/>ICH23 =18</text:span><text:span text:style-name="T40">∗</text:span><text:span text:style-name="T39">(</text:span>23<text:span text:style-name="T39">^</text:span>2<text:span text:style-name="T39">)</text:span>+12<text:span text:style-name="T40">∗</text:span><text:span text:style-name="T39">(</text:span>23<text:span text:style-name="T39">^</text:span>1<text:span text:style-name="T39">)</text:span>+17<text:span text:style-name="T40">∗</text:span><text:span text:style-name="T39">(</text:span>23<text:span text:style-name="T39">^</text:span>0<text:span text:style-name="T39">)</text:span> =9815</text:p>
      <text:p text:style-name="P26"><text:span text:style-name="T39"><text:s text:c="4"/>DU32 =13</text:span><text:span text:style-name="T40">∗</text:span><text:span text:style-name="T39">(</text:span>32<text:span text:style-name="T39">^</text:span>1<text:span text:style-name="T39">)</text:span>+30<text:span text:style-name="T40">∗</text:span><text:span text:style-name="T39">(</text:span>32<text:span text:style-name="T39">^</text:span>0<text:span text:style-name="T39">)</text:span> =446</text:p>
      <text:p text:style-name="P26"><text:span text:style-name="T34"><text:s text:c="4"/>9815+446 = 10281</text:span></text:p>
      <text:p text:style-name="P25"><text:span text:style-name="T13"/></text:p>
      <text:p text:style-name="P7">Aufgabe <text:span text:style-name="T2">2</text:span>:</text:p>
      <text:p text:style-name="P14"/>
      <text:p text:style-name="P10">a) 21 + 22 <text:span text:style-name="T27">= </text:span><text:s/><text:span text:style-name="T27">00010101</text:span><text:span text:style-name="T7">2</text:span><text:span text:style-name="T27"> + 00010110</text:span><text:span text:style-name="T7">2</text:span><text:span text:style-name="T18"> = 00101011</text:span><text:span text:style-name="T7">2 </text:span><text:span text:style-name="T18"><text:s/></text:span><text:span text:style-name="T20">= 43</text:span><text:span text:style-name="T9">10</text:span></text:p>
      <text:p text:style-name="P10"/>
      <text:p text:style-name="P12">b) 120 + 10 <text:span text:style-name="T27">= 01111000</text:span><text:span text:style-name="T7">2</text:span><text:span text:style-name="T18"> + 00001</text:span><text:span text:style-name="T20">01</text:span><text:span text:style-name="T18">0</text:span><text:span text:style-name="T7">2</text:span><text:span text:style-name="T18"> = </text:span><text:span text:style-name="T20">100000</text:span><text:span text:style-name="T18">10</text:span><text:span text:style-name="T7">2 </text:span><text:span text:style-name="T20">= -</text:span><text:span text:style-name="T21">126</text:span><text:span text:style-name="T9">10</text:span></text:p>
      <text:p text:style-name="P10"/>
      <text:p text:style-name="P10">c) 250 + 1 <text:span text:style-name="T27">= 11111011</text:span><text:span text:style-name="T7">2</text:span><text:span text:style-name="T27"> + 00000001</text:span><text:span text:style-name="T7">2</text:span><text:span text:style-name="T18"> = 11111100</text:span><text:span text:style-name="T7">2 </text:span><text:span text:style-name="T21">= -3</text:span><text:span text:style-name="T10">10</text:span></text:p>
      <text:p text:style-name="P11"/>
      <text:p text:style-name="P11">d) 70 − 30 <text:span text:style-name="T27">= 01000110</text:span><text:span text:style-name="T7">2</text:span><text:span text:style-name="T18"> – 00011110</text:span><text:span text:style-name="T7">2 </text:span><text:span text:style-name="T18">= <text:s/>01000110</text:span><text:span text:style-name="T7">2</text:span><text:span text:style-name="T18"> – 11100001</text:span><text:span text:style-name="T7">2</text:span><text:span text:style-name="T18"> + 00000001</text:span><text:span text:style-name="T7">2</text:span><text:span text:style-name="T18"> = <text:s/>01000110</text:span><text:span text:style-name="T7">2</text:span><text:span text:style-name="T18"> – 11100010</text:span><text:span text:style-name="T7">2 </text:span><text:span text:style-name="T18">= 00101000</text:span><text:span text:style-name="T7">2 </text:span><text:span text:style-name="T21">= 40</text:span><text:span text:style-name="T10">10</text:span></text:p>
      <text:p text:style-name="P22"/>
      <text:p text:style-name="P13">e) 72 − 87 <text:span text:style-name="T27">= 01001000</text:span><text:span text:style-name="T7">2 </text:span><text:span text:style-name="T18">- </text:span><text:span text:style-name="T19">01010111</text:span><text:span text:style-name="T8">2 </text:span><text:span text:style-name="T19">= </text:span><text:span text:style-name="T18">01001000</text:span><text:span text:style-name="T7">2 –</text:span><text:span text:style-name="T18"> </text:span><text:span text:style-name="T19">10101000</text:span><text:span text:style-name="T8">2 </text:span><text:span text:style-name="T19">+ 00000001</text:span><text:span text:style-name="T8">2 </text:span><text:span text:style-name="T19">= </text:span><text:span text:style-name="T18">01001000</text:span><text:span text:style-name="T7">2 –</text:span><text:span text:style-name="T18"> </text:span><text:span text:style-name="T19">10101001</text:span><text:span text:style-name="T8">2 </text:span><text:span text:style-name="T19">= 11110001</text:span><text:span text:style-name="T8">2 </text:span></text:p>
      <text:p text:style-name="P13"><text:span text:style-name="T21">= -15</text:span><text:span text:style-name="T10">10</text:span></text:p>
      <text:p text:style-name="P10"/>
      <text:p text:style-name="P8">Aufgabe <text:span text:style-name="T25">3</text:span>:</text:p>
      <text:p text:style-name="P15"/>
      <text:p text:style-name="P16">a) Nein, da der 2. Befehle in der 2. Pipeline auf das Ergebnis aus der 1. Pipeline warten muss.</text:p>
      <text:p text:style-name="P16"/>
      <text:p text:style-name="P16">b) Nein, da die 1. Pipeline noch beim schreiben des Ergebnisses ist, wenn die 2. Pipeline schon versucht die Operanten zu holen.</text:p>
      <text:p text:style-name="P16"/>
      <text:p text:style-name="P16">c)</text:p>
      <text:p text:style-name="P17">ADD X,Y,Z</text:p>
      <text:p text:style-name="P17">NOP</text:p>
      <text:p text:style-name="P17">NOP</text:p>
      <text:p text:style-name="P17">ADD Z,B,A</text:p>
      <text:p text:style-name="P16"/>
      <text:p text:style-name="P16">d)</text:p>
      <text:p text:style-name="P18">MUL X,Y,Z</text:p>
      <text:p text:style-name="P18">NOP</text:p>
      <text:p text:style-name="P18">NOP</text:p>
      <text:p text:style-name="P18">MUL Z,B,A</text:p>
      <text:p text:style-name="P18">ADD Z,B,D</text:p>
      <text:p text:style-name="P16"/>
      <text:p text:style-name="P18">9 Taktzyklen.</text:p>
      <text:p text:style-name="P18"/>
      <text:p text:style-name="P16"><text:soft-page-break/>e) <text:span text:style-name="T28">Im Idealfall eine 5 fache Beschleunigung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UFM10" svg:font-family="EUFM10"/>
    <style:font-face style:name="EURM10" svg:font-family="EURM10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5-12-10T10:59:23.875942686</dc:date>
    <meta:editing-duration>PT7H58M54S</meta:editing-duration>
    <meta:editing-cycles>83</meta:editing-cycles>
    <meta:generator>LibreOffice/4.3.3.2$Linux_X86_64 LibreOffice_project/430m0$Build-2</meta:generator>
    <dc:creator>Andreas Timmermann</dc:creator>
    <meta:document-statistic meta:table-count="0" meta:image-count="0" meta:object-count="0" meta:page-count="2" meta:paragraph-count="35" meta:word-count="246" meta:character-count="1386" meta:non-whitespace-character-count="1145"/>
  </office:meta>
</office:document-meta>
</file>